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lareParentsAdvisor.DeclareParentsAdvisor( Class &lt; ? &gt; interfaceType , String typePattern , IntroductionInterceptor intercep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clareParentsAdvisor.validateInterf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clareParentsAdvisor.getInterfa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ParentsAdvisor.isPer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ParentsAdvisor.getClass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ParentsAdvisor.DeclareParentsAdvisor( Class &lt; ? &gt; interfaceType , String typePattern , Class &lt; ? &gt; defaultImp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clareParentsAdvisor.getAd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lareParentsAdvisor.DeclareParentsAdvisor( Class &lt; ? &gt; interfaceType , String typePattern , Object delegat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